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87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draw:auto-grow-height="true" fo:min-height="1.814cm"/>
      <style:paragraph-properties style:writing-mode="lr-tb"/>
    </style:style>
    <style:style style:name="pr7" style:family="presentation" style:parent-style-name="embedded21-outline1">
      <style:graphic-properties draw:auto-grow-height="true" fo:min-height="11.049cm"/>
      <style:paragraph-properties style:writing-mode="lr-tb"/>
    </style:style>
    <style:style style:name="pr8" style:family="presentation" style:parent-style-name="embedded-subtitle">
      <style:graphic-properties draw:stroke="none" draw:fill="none" draw:auto-grow-height="true" fo:min-height="3.147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21-outline2">
      <style:graphic-properties draw:stroke="none" draw:fill="none" fo:min-height="1.009cm"/>
      <style:paragraph-properties style:writing-mode="lr-tb"/>
    </style:style>
    <style:style style:name="pr11" style:family="presentation" style:parent-style-name="embedded21-outline2">
      <style:graphic-properties draw:stroke="none" draw:fill="none" fo:min-height="1.303cm"/>
      <style:paragraph-properties style:writing-mode="lr-tb"/>
    </style:style>
    <style:style style:name="pr12" style:family="presentation" style:parent-style-name="embedded21-outline1">
      <style:graphic-properties fo:min-height="15.31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  <style:text-properties fo:font-size="32pt" style:font-size-asian="21.7000007629395pt" style:font-size-complex="21.7000007629395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style:writing-mode="lr-tb"/>
      <style:text-properties fo:color="#000000" fo:font-size="40pt" style:font-size-asian="40pt" style:font-size-complex="40pt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fo:font-size="24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32pt" style:font-size-asian="21.7000007629395pt" style:font-size-complex="21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fo:font-weight="bold" style:font-weight-asian="bold" style:font-weight-complex="bold"/>
    </style:style>
    <style:style style:name="T10" style:family="text">
      <style:text-properties fo:font-size="24pt"/>
    </style:style>
    <style:style style:name="T11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2.019cm" svg:x="1.671cm" svg:y="5.305cm" presentation:class="title" presentation:user-transformed="true">
          <draw:text-box>
            <text:list text:style-name="L1">
              <text:list-header>
                <text:p text:style-name="P1"><text:span text:style-name="T1">Install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2">Loadable kernel modules - 1</text:span></text:p>
          </draw:text-box>
        </draw:frame>
        <draw:frame presentation:style-name="pr4" draw:text-style-name="P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Add a given functionality to the kernel</text:p>
              </text:list-item>
              <text:list-item>
                <text:p>Can be <text:span text:style-name="T3">loaded</text:span> and <text:span text:style-name="T3">unloaded</text:span> at any time</text:p>
              </text:list-item>
              <text:list-item>
                <text:p>Useful to keep the kernel image size to the minimum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18.143cm" svg:height="1.814cm" svg:x="3.87cm" svg:y="1.951cm" presentation:class="title" presentation:user-transformed="true">
          <draw:text-box>
            <text:p><text:span text:style-name="T2">Loadable kernel modules - 2</text:span></text:p>
          </draw:text-box>
        </draw:frame>
        <draw:frame presentation:style-name="pr7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1">We have not to rebuild the kernel</text:p>
              </text:list-item>
              <text:list-item>
                <text:p text:style-name="P1">Modules make it easy to develop drivers</text:p>
              </text:list-item>
              <text:list-item>
                <text:p text:style-name="P1">Modules can also be build-in in kernel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" presentation:presentation-page-layout-name="AL3T32">
        <office:forms form:automatic-focus="false" form:apply-design-mode="false"/>
        <draw:frame presentation:style-name="pr8" draw:text-style-name="P8" draw:layer="layout" svg:width="22.859cm" svg:height="3.147cm" svg:x="1.43cm" svg:y="4.913cm" presentation:class="subtitle" presentation:user-transformed="true">
          <draw:text-box>
            <text:p><text:span text:style-name="T1">Module Utilities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9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>
          <draw:text-box>
            <text:p>Module Utilities 1</text:p>
          </draw:text-box>
        </draw:frame>
        <draw:frame presentation:style-name="pr4" draw:text-style-name="P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3">insmod </text:span><text:span text:style-name="T4">&lt;module_name&gt;.ko</text:span></text:p>
                <text:list>
                  <text:list-item>
                    <text:p><text:span text:style-name="T5"><text:s/></text:span><text:span text:style-name="T6">Insert module to kernel</text:span><text:span text:style-name="T5"><text:line-break/></text:span><text:span text:style-name="T5"/></text:p>
                    <text:p><text:span text:style-name="T3"/></text:p>
                  </text:list-item>
                </text:list>
              </text:list-item>
              <text:list-item>
                <text:p><text:span text:style-name="T3">modprobe </text:span><text:span text:style-name="T4">&lt;module_name&gt;</text:span></text:p>
                <text:list>
                  <text:list-item>
                    <text:p><text:span text:style-name="T7"><text:s/></text:span><text:span text:style-name="T7">Tries to load all the modules and depends</text:span>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9" draw:layer="layout" svg:width="21.842cm" svg:height="1.009cm" svg:x="1.078cm" svg:y="7.453cm">
          <draw:text-box>
            <text:list text:style-name="L2">
              <text:list-item>
                <text:list>
                  <text:list-header>
                    <text:p><text:span text:style-name="T8">[CMD] </text:span><text:span text:style-name="T7">insmod /home/root/hello.ko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9.488cm" svg:height="1.303cm" svg:x="0.952cm" svg:y="12.248cm">
          <draw:text-box>
            <text:list text:style-name="L2">
              <text:list-item>
                <text:list>
                  <text:list-header>
                    <text:p><text:span text:style-name="T8">[CMD] </text:span><text:span text:style-name="T7">modprobe hello.ko</text:span></text:p>
                  </text:list-header>
                </text:list>
              </text:list-item>
            </text:list>
          </draw:text-box>
        </draw:frame>
        <draw:frame draw:style-name="gr2" draw:text-style-name="P10" draw:layer="layout" svg:width="18.406cm" svg:height="2.737cm" svg:x="1.824cm" svg:y="13.54cm">
          <draw:text-box>
            <text:list text:style-name="L2">
              <text:list-item>
                <text:p><text:span text:style-name="T9">ismod</text:span></text:p>
                <text:list>
                  <text:list-item>
                    <text:p><text:span text:style-name="T6"><text:s/></text:span><text:span text:style-name="T6">Displays the list of loaded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>
          <draw:text-box>
            <text:p>Module Utilities 2</text:p>
          </draw:text-box>
        </draw:frame>
        <draw:frame presentation:style-name="pr12" draw:text-style-name="P12" draw:layer="layout" svg:width="22.315cm" svg:height="15.313cm" svg:x="2.314cm" svg:y="4.611cm" presentation:class="outline" presentation:user-transformed="true">
          <draw:text-box>
            <text:list text:style-name="L2">
              <text:list-item>
                <text:p><text:span text:style-name="T9">depmod</text:span></text:p>
                <text:list>
                  <text:list-item>
                    <text:p><text:span text:style-name="T6"><text:s/></text:span><text:span text:style-name="T6">output a dependency list suitable for the modprobe utility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9">modprobe -r</text:span><text:span text:style-name="T10"> &lt;module_name&gt;</text:span></text:p>
                <text:list>
                  <text:list-item>
                    <text:p><text:span text:style-name="T6"><text:s/></text:span><text:span text:style-name="T6">Tries to remove the given module dependent</text:span></text:p>
                    <text:p><text:span text:style-name="T8">[CMD]</text:span><text:span text:style-name="T7"> modprobe -r hello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9">rmmod</text:span><text:span text:style-name="T10"> &lt;module_name&gt;</text:span></text:p>
                <text:list>
                  <text:list-item>
                    <text:p><text:span text:style-name="T6"><text:s/></text:span><text:span text:style-name="T6">Tries to remove the module </text:span></text:p>
                    <text:p text:style-name="P11"><text:span text:style-name="T11">[CMD]</text:span><text:span text:style-name="T12"> rmmod hello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1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4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3:58:03.510441778</dc:date>
    <meta:editing-cycles>311</meta:editing-cycles>
    <meta:editing-duration>P1DT15H17M10S</meta:editing-duration>
    <meta:generator>LibreOffice/6.4.7.2$Linux_X86_64 LibreOffice_project/40$Build-2</meta:generator>
    <meta:document-statistic meta:object-count="98"/>
    <meta:user-defined meta:name="Version" meta:value-type="float">1</meta:user-defined>
  </office:meta>
</office:document-meta>
</file>